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7cm" svg:y="4cm">
          <draw:glue-point draw:id="4" svg:x="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Timestamp</text:span></text:p>
        </draw:rect>
        <draw:rect draw:style-name="gr2" draw:text-style-name="P3" draw:layer="layout" svg:width="3.5cm" svg:height="1cm" svg:x="7cm" svg:y="3cm">
          <text:p text:style-name="P3">T_Shows</text:p>
        </draw:rect>
        <draw:rect draw:style-name="gr2" draw:text-style-name="P3" draw:layer="layout" svg:width="4cm" svg:height="1cm" svg:x="17.5cm" svg:y="4.5cm">
          <text:p text:style-name="P3">T_Episodes</text:p>
        </draw:rect>
        <draw:connector draw:style-name="gr3" draw:text-style-name="P3" draw:layer="layout" svg:x1="10.5cm" svg:y1="4.501cm" svg:x2="17.5cm" svg:y2="6.501cm" draw:start-shape="id1" draw:start-glue-point="4" draw:end-shape="id2" draw:end-glue-point="4" svg:d="m10500 4501h3500v2000h350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sta</text:span><text:span text:style-name="T2"><text:line-break/></text:span><text:span text:style-name="T2">Date : 19 nov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Count</text:span></text:p>
          <text:p text:style-name="P1"><text:span text:style-name="T1">EpisodeNumber</text:span></text:p>
          <text:p text:style-name="P1"><text:span text:style-name="T1">Prod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  <draw:rect draw:style-name="gr2" draw:text-style-name="P3" draw:layer="layout" svg:width="3.5cm" svg:height="1cm" svg:x="7cm" svg:y="11.5cm">
          <text:p text:style-name="P3">T_Version</text:p>
        </draw:rect>
        <draw:rect draw:style-name="gr1" draw:text-style-name="P2" draw:layer="layout" svg:width="3.5cm" svg:height="2.5cm" svg:x="7cm" svg:y="12.5cm">
          <text:p text:style-name="P1"><text:span text:style-name="T1">Vers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1-27T19:38:48</dc:date>
    <meta:editing-duration>PT01H41M05S</meta:editing-duration>
    <meta:editing-cycles>11</meta:editing-cycles>
    <meta:generator>OpenOffice.org/3.0$Linux OpenOffice.org_project/300m9$Build-9358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